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7" style:family="paragraph"/>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Normal" style:list-style-name="LFO7" style:family="paragraph"/>
    <style:style style:name="T8" style:parent-style-name="DefaultParagraphFont" style:family="text">
      <style:text-properties fo:font-weight="bold" style:font-weight-asian="bold" style:font-weight-complex="bold"/>
    </style:style>
    <style:style style:name="P9" style:parent-style-name="Normal" style:list-style-name="LFO7" style:family="paragraph"/>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Normal" style:list-style-name="LFO7" style:family="paragraph"/>
    <style:style style:name="T13" style:parent-style-name="DefaultParagraphFont" style:family="text">
      <style:text-properties fo:font-weight="bold" style:font-weight-asian="bold" style:font-weight-complex="bold"/>
    </style:style>
    <style:style style:name="P14" style:parent-style-name="Normal" style:list-style-name="LFO7" style:family="paragraph"/>
    <style:style style:name="T15" style:parent-style-name="DefaultParagraphFont" style:family="text">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list-style-name="LFO8" style:family="paragraph"/>
    <style:style style:name="T18" style:parent-style-name="DefaultParagraphFont" style:family="text">
      <style:text-properties fo:font-weight="bold" style:font-weight-asian="bold" style:font-weight-complex="bold"/>
    </style:style>
    <style:style style:name="P19" style:parent-style-name="Normal" style:list-style-name="LFO8" style:family="paragraph"/>
    <style:style style:name="T20" style:parent-style-name="DefaultParagraphFont" style:family="text">
      <style:text-properties fo:font-weight="bold" style:font-weight-asian="bold" style:font-weight-complex="bold"/>
    </style:style>
    <style:style style:name="P21" style:parent-style-name="Normal" style:list-style-name="LFO8" style:family="paragraph"/>
    <style:style style:name="T22" style:parent-style-name="DefaultParagraphFont" style:family="text">
      <style:text-properties fo:font-weight="bold" style:font-weight-asian="bold" style:font-weight-complex="bold"/>
    </style:style>
    <style:style style:name="P23" style:parent-style-name="Normal" style:list-style-name="LFO8" style:family="paragraph"/>
    <style:style style:name="T24" style:parent-style-name="DefaultParagraphFont" style:family="text">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P33" style:parent-style-name="Normal" style:list-style-name="LFO9" style:family="paragraph"/>
    <style:style style:name="P34" style:parent-style-name="Normal" style:list-style-name="LFO9" style:family="paragraph"/>
    <style:style style:name="T35" style:parent-style-name="DefaultParagraphFont" style:family="text">
      <style:text-properties fo:font-weight="bold" style:font-weight-asian="bold" style:font-weight-complex="bold"/>
    </style:style>
    <style:style style:name="P36" style:parent-style-name="Normal" style:list-style-name="LFO10" style:family="paragraph"/>
    <style:style style:name="P37" style:parent-style-name="Normal" style:list-style-name="LFO10" style:family="paragraph"/>
    <style:style style:name="P38" style:parent-style-name="Normal" style:list-style-name="LFO10" style:family="paragraph"/>
    <style:style style:name="P39" style:parent-style-name="Normal" style:family="paragraph">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list-style-name="LFO11" style:family="paragraph"/>
    <style:style style:name="T47" style:parent-style-name="DefaultParagraphFont" style:family="text">
      <style:text-properties fo:font-weight="bold" style:font-weight-asian="bold" style:font-weight-complex="bold"/>
    </style:style>
    <style:style style:name="P48" style:parent-style-name="Normal" style:list-style-name="LFO11" style:family="paragraph"/>
    <style:style style:name="T49" style:parent-style-name="DefaultParagraphFont" style:family="text">
      <style:text-properties fo:font-weight="bold" style:font-weight-asian="bold" style:font-weight-complex="bold"/>
    </style:style>
    <style:style style:name="P50" style:parent-style-name="Normal" style:list-style-name="LFO11" style:family="paragraph"/>
    <style:style style:name="T51" style:parent-style-name="DefaultParagraphFont" style:family="text">
      <style:text-properties fo:font-weight="bold" style:font-weight-asian="bold" style:font-weight-complex="bold"/>
    </style:style>
    <style:style style:name="P52" style:parent-style-name="Normal" style:list-style-name="LFO11" style:family="paragraph"/>
    <style:style style:name="T53" style:parent-style-name="DefaultParagraphFont" style:family="text">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list-style-name="LFO12" style:family="paragraph"/>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Normal" style:list-style-name="LFO12" style:family="paragraph"/>
    <style:style style:name="T59" style:parent-style-name="DefaultParagraphFont" style:family="text">
      <style:text-properties fo:font-weight="bold" style:font-weight-asian="bold" style:font-weight-complex="bold"/>
    </style:style>
    <style:style style:name="P60" style:parent-style-name="Normal" style:list-style-name="LFO12" style:family="paragraph"/>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P64" style:parent-style-name="Normal" style:list-style-name="LFO13" style:family="paragraph"/>
    <style:style style:name="T65" style:parent-style-name="DefaultParagraphFont" style:family="text">
      <style:text-properties fo:font-weight="bold" style:font-weight-asian="bold" style:font-weight-complex="bold"/>
    </style:style>
    <style:style style:name="P66" style:parent-style-name="Normal" style:list-style-name="LFO13" style:family="paragraph"/>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style="italic" style:font-style-asian="italic" style:font-style-complex="italic"/>
    </style:style>
    <style:style style:name="P69" style:parent-style-name="Normal" style:list-style-name="LFO13" style:family="paragraph"/>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P72" style:parent-style-name="Normal" style:list-style-name="LFO13" style:family="paragraph"/>
    <style:style style:name="T73" style:parent-style-name="DefaultParagraphFont" style:family="text">
      <style:text-properties fo:font-weight="bold" style:font-weight-asian="bold" style:font-weight-complex="bold"/>
    </style:style>
    <style:style style:name="P74" style:parent-style-name="Normal" style:list-style-name="LFO13" style:family="paragraph"/>
    <style:style style:name="T75" style:parent-style-name="DefaultParagraphFont" style:family="text">
      <style:text-properties fo:font-weight="bold" style:font-weight-asian="bold" style:font-weight-complex="bold"/>
    </style:style>
    <style:style style:name="P76" style:parent-style-name="Normal" style:family="paragraph">
      <style:text-properties fo:font-weight="bold" style:font-weight-asian="bold" style:font-weight-complex="bold"/>
    </style:style>
    <style:style style:name="P77" style:parent-style-name="Normal" style:list-style-name="LFO14" style:family="paragraph"/>
    <style:style style:name="P78" style:parent-style-name="Normal" style:list-style-name="LFO14" style:family="paragraph"/>
    <style:style style:name="P79" style:parent-style-name="Normal" style:list-style-name="LFO14" style:family="paragraph"/>
    <style:style style:name="P80" style:parent-style-name="Normal" style:list-style-name="LFO14" style:family="paragraph"/>
    <style:style style:name="P81" style:parent-style-name="Normal" style:family="paragraph">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P83" style:parent-style-name="Normal" style:list-style-name="LFO15" style:family="paragraph"/>
    <style:style style:name="P84" style:parent-style-name="Normal" style:list-style-name="LFO15" style:family="paragraph"/>
    <style:style style:name="P85" style:parent-style-name="Normal" style:family="paragraph">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P87" style:parent-style-name="Normal" style:list-style-name="LFO16" style:family="paragraph"/>
    <style:style style:name="P88" style:parent-style-name="Normal"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P90" style:parent-style-name="Normal" style:list-style-name="LFO17" style:family="paragraph"/>
    <style:style style:name="P91" style:parent-style-name="Normal" style:list-style-name="LFO17" style:family="paragraph"/>
    <style:style style:name="P92" style:parent-style-name="Normal" style:list-style-name="LFO17" style:family="paragraph"/>
    <style:style style:name="P93" style:parent-style-name="Normal" style:list-style-name="LFO17" style:family="paragraph"/>
    <style:style style:name="P94" style:parent-style-name="Normal" style:list-style-name="LFO17" style:family="paragraph"/>
    <style:style style:name="T95" style:parent-style-name="DefaultParagraphFont" style:family="text">
      <style:text-properties fo:font-weight="bold" style:font-weight-asian="bold" style:font-weight-complex="bold"/>
    </style:style>
    <style:style style:name="P96" style:parent-style-name="Normal" style:list-style-name="LFO18" style:family="paragraph"/>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P99" style:parent-style-name="Normal" style:family="paragraph">
      <style:text-properties fo:font-weight="bold" style:font-weight-asian="bold" style:font-weight-complex="bold"/>
    </style:style>
    <style:style style:name="P100" style:parent-style-name="Normal" style:list-style-name="LFO19" style:family="paragraph"/>
    <style:style style:name="P101" style:parent-style-name="Normal" style:list-style-name="LFO19" style:family="paragraph"/>
    <style:style style:name="P102" style:parent-style-name="Normal" style:list-style-name="LFO19" style:family="paragraph"/>
    <style:style style:name="P103" style:parent-style-name="Normal" style:list-style-name="LFO19" style:family="paragraph"/>
    <style:style style:name="P104" style:parent-style-name="Normal" style:family="paragraph">
      <style:text-properties fo:font-weight="bold" style:font-weight-asian="bold" style:font-weight-complex="bold"/>
    </style:style>
    <style:style style:name="P105" style:parent-style-name="Normal" style:list-style-name="LFO20" style:family="paragraph"/>
    <style:style style:name="T106" style:parent-style-name="DefaultParagraphFont" style:family="text">
      <style:text-properties fo:font-weight="bold" style:font-weight-asian="bold" style:font-weight-complex="bold"/>
    </style:style>
    <style:style style:name="P107" style:parent-style-name="Normal" style:list-style-name="LFO20" style:family="paragraph"/>
    <style:style style:name="T108" style:parent-style-name="DefaultParagraphFont" style:family="text">
      <style:text-properties fo:font-weight="bold" style:font-weight-asian="bold" style:font-weight-complex="bold"/>
    </style:style>
    <style:style style:name="P109" style:parent-style-name="Normal" style:list-style-name="LFO20" style:family="paragraph"/>
    <style:style style:name="T110" style:parent-style-name="DefaultParagraphFont" style:family="text">
      <style:text-properties fo:font-weight="bold" style:font-weight-asian="bold" style:font-weight-complex="bold"/>
    </style:style>
    <style:style style:name="P111" style:parent-style-name="Normal" style:list-style-name="LFO20" style:family="paragraph"/>
    <style:style style:name="T112" style:parent-style-name="DefaultParagraphFont" style:family="text">
      <style:text-properties fo:font-weight="bold" style:font-weight-asian="bold" style:font-weight-complex="bold"/>
    </style:style>
    <style:style style:name="P113" style:parent-style-name="Normal" style:list-style-name="LFO20" style:family="paragraph"/>
    <style:style style:name="T114" style:parent-style-name="DefaultParagraphFont" style:family="text">
      <style:text-properties fo:font-weight="bold" style:font-weight-asian="bold" style:font-weight-complex="bold"/>
    </style:style>
    <style:style style:name="P115" style:parent-style-name="Normal" style:family="paragraph">
      <style:text-properties fo:font-weight="bold" style:font-weight-asian="bold" style:font-weight-complex="bold"/>
    </style:style>
    <style:style style:name="P116" style:parent-style-name="Normal" style:list-style-name="LFO21" style:family="paragraph"/>
    <style:style style:name="P117" style:parent-style-name="Normal" style:list-style-name="LFO21" style:family="paragraph"/>
    <style:style style:name="P118" style:parent-style-name="Normal" style:list-style-name="LFO21" style:family="paragraph"/>
    <style:style style:name="P119" style:parent-style-name="Normal" style:list-style-name="LFO21" style:family="paragraph"/>
    <style:style style:name="P120" style:parent-style-name="Normal" style:list-style-name="LFO21" style:family="paragraph"/>
    <style:style style:name="P121" style:parent-style-name="Normal" style:family="paragraph">
      <style:text-properties fo:font-weight="bold" style:font-weight-asian="bold" style:font-weight-complex="bold"/>
    </style:style>
    <style:style style:name="P122" style:parent-style-name="Normal" style:list-style-name="LFO22" style:family="paragraph"/>
    <style:style style:name="T123" style:parent-style-name="DefaultParagraphFont" style:family="text">
      <style:text-properties fo:font-weight="bold" style:font-weight-asian="bold" style:font-weight-complex="bold"/>
    </style:style>
    <style:style style:name="P124" style:parent-style-name="Normal" style:list-style-name="LFO22" style:family="paragraph"/>
    <style:style style:name="T125" style:parent-style-name="DefaultParagraphFont" style:family="text">
      <style:text-properties fo:font-weight="bold" style:font-weight-asian="bold" style:font-weight-complex="bold"/>
    </style:style>
    <style:style style:name="P126" style:parent-style-name="Normal" style:list-style-name="LFO22" style:family="paragraph"/>
    <style:style style:name="T127" style:parent-style-name="DefaultParagraphFont" style:family="text">
      <style:text-properties fo:font-weight="bold" style:font-weight-asian="bold" style:font-weight-complex="bold"/>
    </style:style>
    <style:style style:name="P128" style:parent-style-name="Normal" style:list-style-name="LFO22" style:family="paragraph"/>
    <style:style style:name="T129" style:parent-style-name="DefaultParagraphFont" style:family="text">
      <style:text-properties fo:font-weight="bold" style:font-weight-asian="bold" style:font-weight-complex="bold"/>
    </style:style>
    <style:style style:name="P130" style:parent-style-name="Normal" style:family="paragraph">
      <style:text-properties fo:font-weight="bold" style:font-weight-asian="bold" style:font-weight-complex="bold"/>
    </style:style>
    <style:style style:name="P131" style:parent-style-name="Normal" style:list-style-name="LFO23" style:family="paragraph"/>
    <style:style style:name="P132" style:parent-style-name="Normal" style:list-style-name="LFO23" style:family="paragraph"/>
    <style:style style:name="P133" style:parent-style-name="Normal" style:list-style-name="LFO23" style:family="paragraph"/>
  </office:automatic-styles>
  <office:body>
    <office:text text:use-soft-page-breaks="true">
      <text:p text:style-name="P1">Clarification I’m looking for</text:p>
      <text:p text:style-name="Normal">I want to confirm the exact scope and expectations for the<text:s/><text:span text:style-name="T2">Roslyn compile smoke test</text:span><text:s/>I proposed so I implement it the way you’ll actually run it in CI.</text:p>
      <text:p text:style-name="P3">Specific points to confirm</text:p>
      <text:list text:style-name="LFO7" text:continue-numbering="true">
        <text:list-item>
          <text:p text:style-name="P4"><text:span text:style-name="T5">Target of compilation</text:span><text:s/>— Should the smoke test compile<text:s/><text:span text:style-name="T6">only the rendered C# files</text:span><text:s/>produced by your generator, or also compile a small harness project that references those files (recommended)?</text:p>
        </text:list-item>
        <text:list-item>
          <text:p text:style-name="P7"><text:span text:style-name="T8">Framework and references</text:span><text:s/>— Which target framework should the compiler use (e.g., net6.0, net7.0)? Do the generated files require any specific NuGet packages or project references to compile?</text:p>
        </text:list-item>
        <text:list-item>
          <text:p text:style-name="P9"><text:span text:style-name="T10">Failure policy</text:span><text:s/>— Should the CI step<text:s/><text:span text:style-name="T11">fail the build</text:span><text:s/>on any compile error, or just emit diagnostics and allow manual inspection?</text:p>
        </text:list-item>
        <text:list-item>
          <text:p text:style-name="P12"><text:span text:style-name="T13">Where to run it</text:span><text:s/>— Do you want the test added to the existing unit test project (runs under dotnet test) or as a separate CI job/script that runs after generation?</text:p>
        </text:list-item>
        <text:list-item>
          <text:p text:style-name="P14"><text:span text:style-name="T15">Artifacts and cleanup</text:span><text:s/>— Where should rendered files be written for the test (temp folder under the test run, repo artifacts/, etc.), and should the test clean them up afterward?</text:p>
        </text:list-item>
      </text:list>
      <text:p text:style-name="P16">My recommended defaults</text:p>
      <text:list text:style-name="LFO8" text:continue-numbering="true">
        <text:list-item>
          <text:p text:style-name="P17"><text:span text:style-name="T18">Compile a small harness project</text:span><text:s/>that includes the rendered files and minimal Main/test stubs so Roslyn can validate top-level constructs and references.</text:p>
        </text:list-item>
        <text:list-item>
          <text:p text:style-name="P19"><text:span text:style-name="T20">Target<text:s/></text:span>net7.0 unless you tell me otherwise; include only System.* assemblies unless your generator needs extra packages.</text:p>
        </text:list-item>
        <text:list-item>
          <text:p text:style-name="P21"><text:span text:style-name="T22">Fail CI on compile errors</text:span><text:s/>— treat compilation errors as generation blockers (consistent with your generation gate).</text:p>
        </text:list-item>
        <text:list-item>
          <text:p text:style-name="P23"><text:span text:style-name="T24">Run as a separate test in the existing test project</text:span>, writing rendered files to a temp directory under the test run and deleting them afterward.</text:p>
        </text:list-item>
      </text:list>
      <text:p text:style-name="Normal">If that default plan sounds good, I’ll prepare a paste‑ready Roslyn smoke test and a small CI snippet you can drop into your pipeline. If you prefer different defaults, tell me which one of the five points above to change and I’ll adapt.</text:p>
      <text:p text:style-name="Normal">"Target of compilation" Using a small harness project makes sense. Perhaps that will help re-enforce how the code generation is to work as well as as feeling like a more complete<text:s/><text:soft-page-break/>test. I didn't quite understand how well a Rosyln could work against only a code snippet vs. full context. "Framework and references" We've been targeting .NET 8 for our code and I like the idea of the generated code matching that. Perhaps this is another CodeGen setting to be required in the YAML. Good question about NuGet packages that may be needed. In the interest of continuing down my no guesses approach I think we should defer that to the author of the YAML somehow. Likely requiring a change to our YAML requirements. Seems like it should be a mandatory piece of information, allowing an empty array, perhaps on the class, each named instance, or perhaps for simplicity for the author and us in the CodeGen structure. "Failure policy" I think it should fail and from that we can judge if that's ok or not by our results. "Where to run it" I can see where this may be different enough to justify a change in test harness. I'm fine with your recommendation. "Artifacts and cleanup" I think we should leverage the YAML provided RawCodeGenDto.GeneratedCodePath value and create a temp/working folder for the code and only move it into a generated (or ?) folder under the same path once it passes our compile test.</text:p>
      <text:p text:style-name="Normal">See my thinking</text:p>
      <text:p text:style-name="P25">Summary plan</text:p>
      <text:p text:style-name="Normal">I’ll implement a<text:s/><text:span text:style-name="T26">Roslyn compile smoke test</text:span><text:s/>that compiles generated C# into a small harness project targeting<text:s/><text:span text:style-name="T27">.NET 8</text:span>, fails the test on any compile error, and only moves generated files into the final GeneratedCodePath when compilation succeeds. The harness will be created in a temporary working folder (under the YAML RawCodeGenDto.GeneratedCodePath), dotnet build will be used to compile (recommended for correct framework and NuGet resolution), and the test will capture and surface compiler output as diagnostics.</text:p>
      <text:p text:style-name="Normal">Below are<text:s/><text:span text:style-name="T28">paste</text:span><text:span text:style-name="T29">‑ready</text:span><text:s/>artifacts you can drop into your test project and CI pipeline: (A) harness project template, (B) a unit test that writes generated files and runs dotnet build, (C) an alternative in‑process Roslyn compile helper (best‑effort, useful when you cannot run dotnet), and (D) suggested YAML/CodeGen metadata to make package references explicit.</text:p>
      <text:p text:style-name="P30">A — Harness project template (csproj)</text:p>
      <text:p text:style-name="Normal">Create this file in the temp working folder as GeneratedHarness.csproj. It targets .NET 8 and includes all .cs files under the folder.</text:p>
      <text:p text:style-name="Normal">xml</text:p>
      <text:p text:style-name="Normal">&lt;Project Sdk="Microsoft.NET.Sdk"&gt;</text:p>
      <text:p text:style-name="Normal"><text:s text:c="2"/>&lt;PropertyGroup&gt;</text:p>
      <text:soft-page-break/>
      <text:p text:style-name="Normal"><text:s text:c="4"/>&lt;TargetFramework&gt;net8.0&lt;/TargetFramework&gt;</text:p>
      <text:p text:style-name="Normal"><text:s text:c="4"/>&lt;ImplicitUsings&gt;enable&lt;/ImplicitUsings&gt;</text:p>
      <text:p text:style-name="Normal"><text:s text:c="4"/>&lt;Nullable&gt;enable&lt;/Nullable&gt;</text:p>
      <text:p text:style-name="Normal"><text:s text:c="4"/>&lt;LangVersion&gt;preview&lt;/LangVersion&gt;</text:p>
      <text:p text:style-name="Normal"><text:s text:c="2"/>&lt;/PropertyGroup&gt;</text:p>
      <text:p text:style-name="Normal"/>
      <text:p text:style-name="Normal"><text:s text:c="2"/>&lt;!-- Allow authors to add package references via YAML; this placeholder will be replaced by the test harness --&gt;</text:p>
      <text:p text:style-name="Normal"><text:s text:c="2"/>&lt;!-- Example:</text:p>
      <text:p text:style-name="Normal"><text:s text:c="4"/>&lt;ItemGroup&gt;</text:p>
      <text:p text:style-name="Normal"><text:s text:c="6"/>&lt;PackageReference Include="Some.Package" Version="1.2.3" /&gt;</text:p>
      <text:p text:style-name="Normal"><text:s text:c="4"/>&lt;/ItemGroup&gt;</text:p>
      <text:p text:style-name="Normal"><text:s text:c="2"/>--&gt;</text:p>
      <text:p text:style-name="Normal"><text:s text:c="2"/>&lt;ItemGroup&gt;</text:p>
      <text:p text:style-name="Normal"><text:s text:c="4"/>&lt;Compile Include="**\*.cs" /&gt;</text:p>
      <text:p text:style-name="Normal"><text:s text:c="2"/>&lt;/ItemGroup&gt;</text:p>
      <text:p text:style-name="Normal">&lt;/Project&gt;</text:p>
      <text:p text:style-name="P31">B — Unit test (recommended approach: create harness + dotnet build)</text:p>
      <text:p text:style-name="Normal">This test writes generated files to a temporary working folder under the YAML GeneratedCodePath, creates the harness csproj, runs dotnet build, fails on any compile errors, and on success moves the working folder into a generated subfolder under the configured GeneratedCodePath.</text:p>
      <text:p text:style-name="Normal"><text:span text:style-name="T32">Assumptions</text:span></text:p>
      <text:list text:style-name="LFO9" text:continue-numbering="true">
        <text:list-item>
          <text:p text:style-name="P33">The generator writes the rendered .cs files into a Dictionary&lt;string,string&gt; or similar in-memory structure that the test can write to disk.</text:p>
        </text:list-item>
        <text:list-item>
          <text:p text:style-name="P34">The YAML RawCodeGenDto.GeneratedCodePath is available on the canonical model (or raw) and is used as the base path for the working folder.</text:p>
        </text:list-item>
      </text:list>
      <text:p text:style-name="Normal">csharp</text:p>
      <text:soft-page-break/>
      <text:p text:style-name="Normal">using System;</text:p>
      <text:p text:style-name="Normal">using System.Collections.Generic;</text:p>
      <text:p text:style-name="Normal">using System.Diagnostics;</text:p>
      <text:p text:style-name="Normal">using System.IO;</text:p>
      <text:p text:style-name="Normal">using System.Linq;</text:p>
      <text:p text:style-name="Normal">using Xunit;</text:p>
      <text:p text:style-name="Normal">using DdiCodeGen.Dtos.Canonical;</text:p>
      <text:p text:style-name="Normal"/>
      <text:p text:style-name="Normal">public class RoslynSmokeTests</text:p>
      <text:p text:style-name="Normal">{</text:p>
      <text:p text:style-name="Normal"><text:s text:c="4"/>[Fact]</text:p>
      <text:p text:style-name="Normal"><text:s text:c="4"/>public void RenderedOutput_Compiles_WithDotnetBuild()</text:p>
      <text:p text:style-name="Normal"><text:s text:c="4"/>{</text:p>
      <text:p text:style-name="Normal"><text:s text:c="8"/>// Arrange: canonical model produced by transformer</text:p>
      <text:p text:style-name="Normal"><text:s text:c="8"/>CanonicalModelDto canonical = /* obtain canonical model from transformer in test setup */ throw new NotImplementedException();</text:p>
      <text:p text:style-name="Normal"/>
      <text:p text:style-name="Normal"><text:s text:c="8"/>// Example: files produced by your generator (path -&gt; content)</text:p>
      <text:p text:style-name="Normal"><text:s text:c="8"/>// Replace this with the actual generator invocation that produces files.</text:p>
      <text:p text:style-name="Normal"><text:s text:c="8"/>var generatedFiles = new Dictionary&lt;string, string&gt;</text:p>
      <text:p text:style-name="Normal"><text:s text:c="8"/>{</text:p>
      <text:p text:style-name="Normal"><text:s text:c="12"/>["Registry.cs"] = "// generated registry code\nnamespace MyNs { public static class Registry { public static void Init() {} } }",</text:p>
      <text:p text:style-name="Normal"><text:s text:c="12"/>["Models/Foo.cs"] = "namespace MyNs { public class Foo { public static string X =&gt; \"x\"; } }"</text:p>
      <text:p text:style-name="Normal"><text:s text:c="8"/>};</text:p>
      <text:p text:style-name="Normal"/>
      <text:soft-page-break/>
      <text:p text:style-name="Normal"><text:s text:c="8"/>// Use the YAML-provided GeneratedCodePath as base; fallback to temp if missing</text:p>
      <text:p text:style-name="Normal"><text:s text:c="8"/>var basePath = canonical.CodeGen?.GeneratedCodePath ?? Path.Combine(Path.GetTempPath(), "ddi_codegen");</text:p>
      <text:p text:style-name="Normal"><text:s text:c="8"/>var workingRoot = Path.Combine(basePath, "work", Guid.NewGuid().ToString("N"));</text:p>
      <text:p text:style-name="Normal"><text:s text:c="8"/>Directory.CreateDirectory(workingRoot);</text:p>
      <text:p text:style-name="Normal"/>
      <text:p text:style-name="Normal"><text:s text:c="8"/>try</text:p>
      <text:p text:style-name="Normal"><text:s text:c="8"/>{</text:p>
      <text:p text:style-name="Normal"><text:s text:c="12"/>// 1) Write generated files to working folder</text:p>
      <text:p text:style-name="Normal"><text:s text:c="12"/>foreach (var kv in generatedFiles)</text:p>
      <text:p text:style-name="Normal"><text:s text:c="12"/>{</text:p>
      <text:p text:style-name="Normal"><text:s text:c="16"/>var filePath = Path.Combine(workingRoot, kv.Key.Replace('/', Path.DirectorySeparatorChar));</text:p>
      <text:p text:style-name="Normal"><text:s text:c="16"/>Directory.CreateDirectory(Path.GetDirectoryName(filePath)!);</text:p>
      <text:p text:style-name="Normal"><text:s text:c="16"/>File.WriteAllText(filePath, kv.Value);</text:p>
      <text:p text:style-name="Normal"><text:s text:c="12"/>}</text:p>
      <text:p text:style-name="Normal"/>
      <text:p text:style-name="Normal"><text:s text:c="12"/>// 2) Write harness csproj (optionally inject PackageReference entries from YAML)</text:p>
      <text:p text:style-name="Normal"><text:s text:c="12"/>var csprojPath = Path.Combine(workingRoot, "GeneratedHarness.csproj");</text:p>
      <text:p text:style-name="Normal"><text:s text:c="12"/>var csprojText = File.ReadAllText("Path/To/GeneratedHarness.csproj.template"); // or embed string</text:p>
      <text:p text:style-name="Normal"><text:s text:c="12"/>// Optionally inject package references here if canonical.CodeGen contains them</text:p>
      <text:p text:style-name="Normal"><text:s text:c="12"/>File.WriteAllText(csprojPath, csprojText);</text:p>
      <text:p text:style-name="Normal"/>
      <text:p text:style-name="Normal"><text:s text:c="12"/>// 3) Run `dotnet build` in the working folder</text:p>
      <text:p text:style-name="Normal"><text:s text:c="12"/>var psi = new ProcessStartInfo("dotnet", "build --nologo --configuration Release")</text:p>
      <text:p text:style-name="Normal"><text:s text:c="12"/>{</text:p>
      <text:soft-page-break/>
      <text:p text:style-name="Normal"><text:s text:c="16"/>WorkingDirectory = workingRoot,</text:p>
      <text:p text:style-name="Normal"><text:s text:c="16"/>RedirectStandardOutput = true,</text:p>
      <text:p text:style-name="Normal"><text:s text:c="16"/>RedirectStandardError = true,</text:p>
      <text:p text:style-name="Normal"><text:s text:c="16"/>UseShellExecute = false,</text:p>
      <text:p text:style-name="Normal"><text:s text:c="16"/>CreateNoWindow = true</text:p>
      <text:p text:style-name="Normal"><text:s text:c="12"/>};</text:p>
      <text:p text:style-name="Normal"/>
      <text:p text:style-name="Normal"><text:s text:c="12"/>using var proc = Process.Start(psi) ?? throw new InvalidOperationException("Failed to start dotnet process");</text:p>
      <text:p text:style-name="Normal"><text:s text:c="12"/>var stdout = proc.StandardOutput.ReadToEnd();</text:p>
      <text:p text:style-name="Normal"><text:s text:c="12"/>var stderr = proc.StandardError.ReadToEnd();</text:p>
      <text:p text:style-name="Normal"><text:s text:c="12"/>proc.WaitForExit();</text:p>
      <text:p text:style-name="Normal"/>
      <text:p text:style-name="Normal"><text:s text:c="12"/>// 4) If build failed, surface output and fail the test</text:p>
      <text:p text:style-name="Normal"><text:s text:c="12"/>if (proc.ExitCode != 0)</text:p>
      <text:p text:style-name="Normal"><text:s text:c="12"/>{</text:p>
      <text:p text:style-name="Normal"><text:s text:c="16"/>var message = $"Compilation failed (dotnet build exit code {proc.ExitCode}).\nSTDOUT:\n{stdout}\nSTDERR:\n{stderr}";</text:p>
      <text:p text:style-name="Normal"><text:s text:c="16"/>Assert.True(false, message);</text:p>
      <text:p text:style-name="Normal"><text:s text:c="12"/>}</text:p>
      <text:p text:style-name="Normal"/>
      <text:p text:style-name="Normal"><text:s text:c="12"/>// 5) On success, move working folder to final generated folder (atomic-ish)</text:p>
      <text:p text:style-name="Normal"><text:s text:c="12"/>var finalFolder = Path.Combine(basePath, "generated");</text:p>
      <text:p text:style-name="Normal"><text:s text:c="12"/>Directory.CreateDirectory(finalFolder);</text:p>
      <text:p text:style-name="Normal"><text:s text:c="12"/>var dest = Path.Combine(finalFolder, Path.GetFileName(workingRoot));</text:p>
      <text:p text:style-name="Normal"><text:s text:c="12"/>Directory.Move(workingRoot, dest);</text:p>
      <text:p text:style-name="Normal"/>
      <text:soft-page-break/>
      <text:p text:style-name="Normal"><text:s text:c="12"/>// Optionally assert that expected output files exist in dest</text:p>
      <text:p text:style-name="Normal"><text:s text:c="12"/>Assert.True(File.Exists(Path.Combine(dest, "Registry.cs")));</text:p>
      <text:p text:style-name="Normal"><text:s text:c="8"/>}</text:p>
      <text:p text:style-name="Normal"><text:s text:c="8"/>finally</text:p>
      <text:p text:style-name="Normal"><text:s text:c="8"/>{</text:p>
      <text:p text:style-name="Normal"><text:s text:c="12"/>// Cleanup: if workingRoot still exists (build failed), delete it</text:p>
      <text:p text:style-name="Normal"><text:s text:c="12"/>if (Directory.Exists(workingRoot))</text:p>
      <text:p text:style-name="Normal"><text:s text:c="12"/>{</text:p>
      <text:p text:style-name="Normal"><text:s text:c="16"/>try { Directory.Delete(workingRoot, recursive: true); } catch { /* best-effort cleanup */ }</text:p>
      <text:p text:style-name="Normal"><text:s text:c="12"/>}</text:p>
      <text:p text:style-name="Normal"><text:s text:c="8"/>}</text:p>
      <text:p text:style-name="Normal"><text:s text:c="4"/>}</text:p>
      <text:p text:style-name="Normal">}</text:p>
      <text:p text:style-name="Normal"><text:span text:style-name="T35">Notes</text:span></text:p>
      <text:list text:style-name="LFO10" text:continue-numbering="true">
        <text:list-item>
          <text:p text:style-name="P36">The test uses dotnet build so the SDK resolves framework and NuGet references correctly for .NET 8.</text:p>
        </text:list-item>
        <text:list-item>
          <text:p text:style-name="P37">If you want package references to be provided by the YAML, the test should inject &lt;PackageReference&gt; elements into the csproj before running dotnet build (see section D below).</text:p>
        </text:list-item>
        <text:list-item>
          <text:p text:style-name="P38">The test fails the unit test on any compile error and includes stdout/stderr in the assertion message for debugging.</text:p>
        </text:list-item>
      </text:list>
      <text:p text:style-name="P39">C — Alternative: in‑process Roslyn compile (best‑effort)</text:p>
      <text:p text:style-name="Normal">If you prefer not to shell out to dotnet, you can compile in‑process using Microsoft.CodeAnalysis (Roslyn). This is<text:s/><text:span text:style-name="T40">best</text:span><text:span text:style-name="T41">‑effort</text:span><text:s/>because you must supply correct MetadataReferences for .NET 8 assemblies; using dotnet build is more robust for framework and NuGet resolution.</text:p>
      <text:p text:style-name="Normal">csharp</text:p>
      <text:soft-page-break/>
      <text:p text:style-name="Normal">using Microsoft.CodeAnalysis;</text:p>
      <text:p text:style-name="Normal">using Microsoft.CodeAnalysis.CSharp;</text:p>
      <text:p text:style-name="Normal">using System.Reflection;</text:p>
      <text:p text:style-name="Normal"/>
      <text:p text:style-name="Normal">public static (bool Succeeded, IEnumerable&lt;Diagnostic&gt; Diagnostics) CompileInMemory(IEnumerable&lt;string&gt; sourceFiles)</text:p>
      <text:p text:style-name="Normal">{</text:p>
      <text:p text:style-name="Normal"><text:s text:c="4"/>var syntaxTrees = sourceFiles.Select(s =&gt; CSharpSyntaxTree.ParseText(s)).ToList();</text:p>
      <text:p text:style-name="Normal"/>
      <text:p text:style-name="Normal"><text:s text:c="4"/>// Minimal references: mscorlib, System.Runtime, netstandard, etc.</text:p>
      <text:p text:style-name="Normal"><text:s text:c="4"/>var refs = new List&lt;MetadataReference&gt;</text:p>
      <text:p text:style-name="Normal"><text:s text:c="4"/>{</text:p>
      <text:p text:style-name="Normal"><text:s text:c="8"/>MetadataReference.CreateFromFile(typeof(object).GetTypeInfo().Assembly.Location),</text:p>
      <text:p text:style-name="Normal"><text:s text:c="8"/>MetadataReference.CreateFromFile(typeof(Console).GetTypeInfo().Assembly.Location),</text:p>
      <text:p text:style-name="Normal"><text:s text:c="8"/>// Add more references as needed; for .NET 8 you may need to locate assemblies under the SDK</text:p>
      <text:p text:style-name="Normal"><text:s text:c="4"/>};</text:p>
      <text:p text:style-name="Normal"/>
      <text:p text:style-name="Normal"><text:s text:c="4"/>var compilation = CSharpCompilation.Create(</text:p>
      <text:p text:style-name="Normal"><text:s text:c="8"/>assemblyName: "GeneratedAssembly",</text:p>
      <text:p text:style-name="Normal"><text:s text:c="8"/>syntaxTrees: syntaxTrees,</text:p>
      <text:p text:style-name="Normal"><text:s text:c="8"/>references: refs,</text:p>
      <text:p text:style-name="Normal"><text:s text:c="8"/>options: new CSharpCompilationOptions(OutputKind.DynamicallyLinkedLibrary, optimizationLevel: OptimizationLevel.Release)</text:p>
      <text:p text:style-name="Normal"><text:s text:c="4"/>);</text:p>
      <text:p text:style-name="Normal"/>
      <text:soft-page-break/>
      <text:p text:style-name="Normal"><text:s text:c="4"/>using var ms = new MemoryStream();</text:p>
      <text:p text:style-name="Normal"><text:s text:c="4"/>var result = compilation.Emit(ms);</text:p>
      <text:p text:style-name="Normal"/>
      <text:p text:style-name="Normal"><text:s text:c="4"/>return (result.Success, result.Diagnostics);</text:p>
      <text:p text:style-name="Normal">}</text:p>
      <text:p text:style-name="Normal"><text:span text:style-name="T42">When to use:</text:span><text:s/>quick local checks or environments where dotnet is not available.<text:s/><text:span text:style-name="T43">Caveat:</text:span><text:s/>locating the correct set of references for .NET 8 can be fragile across developer machines and CI images.</text:p>
      <text:p text:style-name="P44">D — YAML / CodeGen metadata suggestion (make NuGet explicit)</text:p>
      <text:p text:style-name="Normal">To avoid guessing required packages, add an optional (or required) field to RawCodeGenDto such as:</text:p>
      <text:p text:style-name="Normal">yaml</text:p>
      <text:p text:style-name="Normal">codeGen:</text:p>
      <text:p text:style-name="Normal"><text:s text:c="2"/>registryClassName: Registry</text:p>
      <text:p text:style-name="Normal"><text:s text:c="2"/>generatedCodePath: ./out</text:p>
      <text:p text:style-name="Normal"><text:s text:c="2"/>namespaceName: MyNs</text:p>
      <text:p text:style-name="Normal"><text:s text:c="2"/>initializerName: Init</text:p>
      <text:p text:style-name="Normal"><text:s text:c="2"/>packageReferences:</text:p>
      <text:p text:style-name="Normal"><text:s text:c="4"/>- id: "Some.Package"</text:p>
      <text:p text:style-name="Normal"><text:s text:c="6"/>version: "1.2.3"</text:p>
      <text:p text:style-name="Normal"><text:s text:c="4"/>- id: "Another.Package"</text:p>
      <text:p text:style-name="Normal"><text:s text:c="6"/>version: "4.5.6"</text:p>
      <text:p text:style-name="Normal">Map that into CodeGenDto as IReadOnlyList&lt;PackageReferenceDto&gt; or a simple IReadOnlyList&lt;string&gt; of id:version tokens. The harness test can then inject &lt;PackageReference&gt; elements into the generated csproj before dotnet build.</text:p>
      <text:p text:style-name="P45">Artifacts, cleanup, and final placement</text:p>
      <text:list text:style-name="LFO11" text:continue-numbering="true">
        <text:list-item>
          <text:p text:style-name="P46"><text:span text:style-name="T47">Working folder:</text:span><text:s/>Path.Combine(GeneratedCodePath, "work", Guid.NewGuid())</text:p>
        </text:list-item>
        <text:list-item>
          <text:p text:style-name="P48"><text:span text:style-name="T49">Final folder:</text:span><text:s/>Path.Combine(GeneratedCodePath, "generated", &lt;timestamp-or-guid&gt;)</text:p>
        </text:list-item>
        <text:list-item>
          <text:p text:style-name="P50"><text:span text:style-name="T51">Move policy:</text:span><text:s/>only move working folder into generated if dotnet build succeeds. If build fails, keep logs and delete the working folder (or keep it for debugging if you prefer).</text:p>
        </text:list-item>
        <text:list-item>
          <text:p text:style-name="P52"><text:span text:style-name="T53">CI integration:</text:span><text:s/>run the test as part of dotnet test or as a separate job that invokes the generator and then runs the harness test. Failing the test will fail CI.</text:p>
        </text:list-item>
      </text:list>
      <text:p text:style-name="P54">Next steps I’ve prepared for you (pick any to apply immediately)</text:p>
      <text:list text:style-name="LFO12" text:continue-numbering="true">
        <text:list-item>
          <text:p text:style-name="P55"><text:span text:style-name="T56">Paste</text:span><text:span text:style-name="T57">‑ready test file</text:span><text:s/>(I can generate the full test file with the exact generator call wired in).</text:p>
        </text:list-item>
        <text:list-item>
          <text:p text:style-name="P58"><text:span text:style-name="T59">CSProj injection helper</text:span><text:s/>that converts CodeGenDto.PackageReferences into &lt;PackageReference&gt; XML and writes the final csproj.</text:p>
        </text:list-item>
        <text:list-item>
          <text:p text:style-name="P60"><text:span text:style-name="T61">CI snippet</text:span><text:s/>(GitHub Actions) that runs generator, runs the harness compile test, and archives build logs on failure.</text:p>
        </text:list-item>
      </text:list>
      <text:p text:style-name="Normal">I’ll proceed to generate the<text:s/><text:span text:style-name="T62">full paste</text:span><text:span text:style-name="T63">‑ready test file and csproj injection helper</text:span><text:s/>now and include a short GitHub Actions job if you want that included.</text:p>
      <text:p text:style-name="Normal">---------------------<text:line-break/>Yes — I can map out exactly what to change and where. You already have most of the plumbing in StringExtensions.cs (a simple ParseTypeToken exists), so the work is:</text:p>
      <text:list text:style-name="LFO13" text:continue-numbering="true">
        <text:list-item>
          <text:p text:style-name="P64"><text:span text:style-name="T65">(A)</text:span><text:s/>extend ParseTypeToken to return the richer flags (IsArray, IsContainerNullable, IsElementNullable) and make the helper methods use that,</text:p>
        </text:list-item>
        <text:list-item>
          <text:p text:style-name="P66"><text:span text:style-name="T67">(B)</text:span><text:s/>update the<text:s/><text:span text:style-name="T68">raw DTOs</text:span><text:s/>to carry the parsed base name and flags (or at least preserve the parsed base name and flags somewhere),</text:p>
        </text:list-item>
        <text:list-item>
          <text:p text:style-name="P69"><text:span text:style-name="T70">(C)</text:span><text:s/>update every YAML parser site that reads qualifiedClassName / qualifiedInterfaceName to call the new parser, validate the<text:s/><text:span text:style-name="T71">base</text:span><text:s/>name (not the raw token), and populate the raw DTO fields,</text:p>
        </text:list-item>
        <text:list-item>
          <text:p text:style-name="P72"><text:span text:style-name="T73">(D)</text:span><text:s/>update the transformer to consume the parsed base name and flags and set ParameterDto / ClassDto fields accordingly,</text:p>
        </text:list-item>
        <text:list-item>
          <text:p text:style-name="P74"><text:span text:style-name="T75">(E)</text:span><text:s/>add tests for the combinations (T, T?, T[], T[]?, T?[], T?[]?) and for literal vs named-instance element rules.</text:p>
        </text:list-item>
      </text:list>
      <text:soft-page-break/>
      <text:p text:style-name="Normal">Below is a concrete checklist, search guidance, and copy‑pasteable code you can drop into your repo to implement the change.</text:p>
      <text:p text:style-name="P76">1) What to search for (quick grep commands)</text:p>
      <text:p text:style-name="Normal">Run these in the repo root to find all places that read or validate qualified tokens:</text:p>
      <text:p text:style-name="Normal">bash</text:p>
      <text:p text:style-name="Normal">rg "qualifiedClassName" -n</text:p>
      <text:p text:style-name="Normal">rg "qualifiedInterfaceName" -n</text:p>
      <text:p text:style-name="Normal">rg "ParseTypeToken" -n</text:p>
      <text:p text:style-name="Normal">rg "IsQualifiedTypeToken" -n</text:p>
      <text:p text:style-name="Normal">rg "ExtractBaseQualifiedName" -n</text:p>
      <text:p text:style-name="Normal">rg "initializerParameters" -n</text:p>
      <text:p text:style-name="Normal">Focus on hits in:</text:p>
      <text:list text:style-name="LFO14" text:continue-numbering="true">
        <text:list-item>
          <text:p text:style-name="P77">YamlRawModelLoader.Types.cs / YamlDtoLoader.Types.cs (parsing)</text:p>
        </text:list-item>
        <text:list-item>
          <text:p text:style-name="P78">RawToCanonicalTransformer.Types.cs (transformer)</text:p>
        </text:list-item>
        <text:list-item>
          <text:p text:style-name="P79">DTO definitions file(s) (e.g., Dtos.cs or RawDtos.cs)</text:p>
        </text:list-item>
        <text:list-item>
          <text:p text:style-name="P80">Any validation helpers that call IsQualifiedName() on raw tokens</text:p>
        </text:list-item>
      </text:list>
      <text:p text:style-name="P81">2) Update StringExtensions.ParseTypeToken (recommended signature)</text:p>
      <text:p text:style-name="Normal">Replace the current simple ParseTypeToken with a deterministic parser that returns base name and three flags:</text:p>
      <text:p text:style-name="Normal">csharp</text:p>
      <text:p text:style-name="Normal">// New signature and implementation in StringExtensions.cs</text:p>
      <text:p text:style-name="Normal">public static (string BaseQualifiedName, bool IsArray, bool IsContainerNullable, bool IsElementNullable) ParseTypeToken(this string? token)</text:p>
      <text:p text:style-name="Normal">{</text:p>
      <text:p text:style-name="Normal"><text:s text:c="4"/>if (string.IsNullOrWhiteSpace(token))</text:p>
      <text:p text:style-name="Normal"><text:s text:c="8"/>return (BaseQualifiedName: string.Empty, IsArray: false, IsContainerNullable: false, IsElementNullable: false);</text:p>
      <text:p text:style-name="Normal"/>
      <text:p text:style-name="Normal"><text:s text:c="4"/>var s = token!.Trim();</text:p>
      <text:p text:style-name="Normal"/>
      <text:p text:style-name="Normal"><text:s text:c="4"/>bool isArray = false;</text:p>
      <text:p text:style-name="Normal"><text:s text:c="4"/>bool isContainerNullable = false;</text:p>
      <text:p text:style-name="Normal"><text:s text:c="4"/>bool isElementNullable = false;</text:p>
      <text:p text:style-name="Normal"/>
      <text:p text:style-name="Normal"><text:s text:c="4"/>// Handle the common suffix patterns deterministically.</text:p>
      <text:p text:style-name="Normal"><text:s text:c="4"/>// Accept: T, T?, T[], T[]?, T?[], T?[]?</text:p>
      <text:p text:style-name="Normal"><text:s text:c="4"/>// Interpret ? position relative to []:</text:p>
      <text:p text:style-name="Normal"><text:s text:c="4"/>// <text:s/>- "T[]?" =&gt; container nullable</text:p>
      <text:p text:style-name="Normal"><text:s text:c="4"/>// <text:s/>- "T?[]" =&gt; element nullable</text:p>
      <text:p text:style-name="Normal"><text:s text:c="4"/>// <text:s/>- "T?[]?" =&gt; element nullable + container nullable</text:p>
      <text:p text:style-name="Normal"><text:s text:c="4"/>// Reject ambiguous interleavings beyond these patterns.</text:p>
      <text:p text:style-name="Normal"/>
      <text:p text:style-name="Normal"><text:s text:c="4"/>// First handle the combined patterns of length 3 suffixes</text:p>
      <text:p text:style-name="Normal"><text:s text:c="4"/>if (s.EndsWith("[]?"))</text:p>
      <text:p text:style-name="Normal"><text:s text:c="4"/>{</text:p>
      <text:p text:style-name="Normal"><text:s text:c="8"/>isArray = true;</text:p>
      <text:p text:style-name="Normal"><text:s text:c="8"/>isContainerNullable = true;</text:p>
      <text:p text:style-name="Normal"><text:s text:c="8"/>s = s.Substring(0, s.Length - 3).TrimEnd();</text:p>
      <text:p text:style-name="Normal"><text:s text:c="4"/>}</text:p>
      <text:p text:style-name="Normal"><text:s text:c="4"/>else if (s.EndsWith("?[]"))</text:p>
      <text:p text:style-name="Normal"><text:s text:c="4"/>{</text:p>
      <text:p text:style-name="Normal"><text:s text:c="8"/>isArray = true;</text:p>
      <text:p text:style-name="Normal"><text:s text:c="8"/>isElementNullable = true;</text:p>
      <text:soft-page-break/>
      <text:p text:style-name="Normal"><text:s text:c="8"/>s = s.Substring(0, s.Length - 3).TrimEnd();</text:p>
      <text:p text:style-name="Normal"><text:s text:c="4"/>}</text:p>
      <text:p text:style-name="Normal"><text:s text:c="4"/>else</text:p>
      <text:p text:style-name="Normal"><text:s text:c="4"/>{</text:p>
      <text:p text:style-name="Normal"><text:s text:c="8"/>// handle trailing [] then optional trailing ?</text:p>
      <text:p text:style-name="Normal"><text:s text:c="8"/>if (s.EndsWith("[]"))</text:p>
      <text:p text:style-name="Normal"><text:s text:c="8"/>{</text:p>
      <text:p text:style-name="Normal"><text:s text:c="12"/>isArray = true;</text:p>
      <text:p text:style-name="Normal"><text:s text:c="12"/>s = s.Substring(0, s.Length - 2).TrimEnd();</text:p>
      <text:p text:style-name="Normal"><text:s text:c="12"/>if (s.EndsWith("?"))</text:p>
      <text:p text:style-name="Normal"><text:s text:c="12"/>{</text:p>
      <text:p text:style-name="Normal"><text:s text:c="16"/>// This is the "T?[]" case (element nullable)</text:p>
      <text:p text:style-name="Normal"><text:s text:c="16"/>isElementNullable = true;</text:p>
      <text:p text:style-name="Normal"><text:s text:c="16"/>s = s.Substring(0, s.Length - 1).TrimEnd();</text:p>
      <text:p text:style-name="Normal"><text:s text:c="12"/>}</text:p>
      <text:p text:style-name="Normal"><text:s text:c="8"/>}</text:p>
      <text:p text:style-name="Normal"><text:s text:c="8"/>else if (s.EndsWith("?"))</text:p>
      <text:p text:style-name="Normal"><text:s text:c="8"/>{</text:p>
      <text:p text:style-name="Normal"><text:s text:c="12"/>// Non-array nullable: "T?"</text:p>
      <text:p text:style-name="Normal"><text:s text:c="12"/>isContainerNullable = true;</text:p>
      <text:p text:style-name="Normal"><text:s text:c="12"/>s = s.Substring(0, s.Length - 1).TrimEnd();</text:p>
      <text:p text:style-name="Normal"><text:s text:c="8"/>}</text:p>
      <text:p text:style-name="Normal"><text:s text:c="4"/>}</text:p>
      <text:p text:style-name="Normal"/>
      <text:p text:style-name="Normal"><text:s text:c="4"/>// After stripping modifiers, s is the base qualified name</text:p>
      <text:soft-page-break/>
      <text:p text:style-name="Normal"><text:s text:c="4"/>return (BaseQualifiedName: s, IsArray: isArray, IsContainerNullable: isContainerNullable, IsElementNullable: isElementNullable);</text:p>
      <text:p text:style-name="Normal">}</text:p>
      <text:p text:style-name="Normal"><text:span text:style-name="T82">Notes</text:span></text:p>
      <text:list text:style-name="LFO15" text:continue-numbering="true">
        <text:list-item>
          <text:p text:style-name="P83">This parser supports T, T?, T[], T[]?, T?[], and T?[]? (the last is handled by the []? branch plus a prior ?[] detection if you want to accept both flags). If you want to accept T?[]? explicitly, extend the logic to detect ?[]? patterns; keep the rules deterministic and reject pathological interleavings.</text:p>
        </text:list-item>
        <text:list-item>
          <text:p text:style-name="P84">Update IsQualifiedTypeToken and ExtractBaseQualifiedName to call the new ParseTypeToken and use BaseQualifiedName.</text:p>
        </text:list-item>
      </text:list>
      <text:p text:style-name="P85">3) Update Raw DTOs</text:p>
      <text:p text:style-name="Normal">Add parsed fields to the raw DTOs so the parser can store the normalized base name and flags. Example changes (adjust to your actual DTO definitions):</text:p>
      <text:p text:style-name="Normal">RawParameterDto</text:p>
      <text:p text:style-name="Normal">csharp</text:p>
      <text:p text:style-name="Normal">public sealed record RawParameterDto(</text:p>
      <text:p text:style-name="Normal"><text:s text:c="4"/>string? ParameterName,</text:p>
      <text:p text:style-name="Normal"><text:s text:c="4"/>string? QualifiedClassName, <text:s text:c="11"/>// original token (may include modifiers)</text:p>
      <text:p text:style-name="Normal"><text:s text:c="4"/>string? QualifiedClassBaseName, <text:s text:c="7"/>// NEW: base name without modifiers</text:p>
      <text:p text:style-name="Normal"><text:s text:c="4"/>bool QualifiedClassIsArray, <text:s text:c="11"/>// NEW</text:p>
      <text:p text:style-name="Normal"><text:s text:c="4"/>bool QualifiedClassIsContainerNullable, // NEW</text:p>
      <text:p text:style-name="Normal"><text:s text:c="4"/>bool QualifiedClassElementIsNullable, <text:s/>// NEW</text:p>
      <text:p text:style-name="Normal"><text:s text:c="4"/>string? QualifiedInterfaceName,</text:p>
      <text:p text:style-name="Normal"><text:s text:c="4"/>string? QualifiedInterfaceBaseName, <text:s text:c="3"/>// NEW</text:p>
      <text:p text:style-name="Normal"><text:s text:c="4"/>bool QualifiedInterfaceIsArray, <text:s text:c="7"/>// NEW</text:p>
      <text:p text:style-name="Normal"><text:s text:c="4"/>bool QualifiedInterfaceIsContainerNullable, // NEW</text:p>
      <text:p text:style-name="Normal"><text:s text:c="4"/>bool QualifiedInterfaceElementIsNullable, <text:s/>// NEW</text:p>
      <text:p text:style-name="Normal"><text:s text:c="4"/>RawProvenanceStack ProvenanceStack,</text:p>
      <text:soft-page-break/>
      <text:p text:style-name="Normal"><text:s text:c="4"/>IReadOnlyList&lt;Diagnostic&gt; Diagnostics</text:p>
      <text:p text:style-name="Normal">);</text:p>
      <text:p text:style-name="Normal">RawNamedInstanceDto (if you want modifiers for named instances)</text:p>
      <text:p text:style-name="Normal">csharp</text:p>
      <text:p text:style-name="Normal">public sealed record RawNamedInstanceDto(</text:p>
      <text:p text:style-name="Normal"><text:s text:c="4"/>string? NamedInstanceName,</text:p>
      <text:p text:style-name="Normal"><text:s text:c="4"/>string? QualifiedClassName,</text:p>
      <text:p text:style-name="Normal"><text:s text:c="4"/>string? QualifiedClassBaseName,</text:p>
      <text:p text:style-name="Normal"><text:s text:c="4"/>bool QualifiedClassIsArray,</text:p>
      <text:p text:style-name="Normal"><text:s text:c="4"/>bool QualifiedClassIsContainerNullable,</text:p>
      <text:p text:style-name="Normal"><text:s text:c="4"/>bool QualifiedClassElementIsNullable,</text:p>
      <text:p text:style-name="Normal"><text:s text:c="4"/>IReadOnlyList&lt;RawNamedInstanceAssignmentDto&gt; Assignments,</text:p>
      <text:p text:style-name="Normal"><text:s text:c="4"/>IReadOnlyList&lt;RawNamedInstanceElementDto&gt; Elements,</text:p>
      <text:p text:style-name="Normal"><text:s text:c="4"/>RawProvenanceStack ProvenanceStack,</text:p>
      <text:p text:style-name="Normal"><text:s text:c="4"/>IReadOnlyList&lt;Diagnostic&gt; Diagnostics</text:p>
      <text:p text:style-name="Normal">);</text:p>
      <text:p text:style-name="Normal"><text:span text:style-name="T86">Why store flags in raw DTOs</text:span></text:p>
      <text:list text:style-name="LFO16" text:continue-numbering="true">
        <text:list-item>
          <text:p text:style-name="P87">The YAML loader is the right place to parse tokens. Storing parsed results avoids re-parsing and makes validation/transformer logic simpler and deterministic.</text:p>
        </text:list-item>
      </text:list>
      <text:p text:style-name="P88">4) Update YAML parsing sites</text:p>
      <text:p text:style-name="Normal">Wherever you currently call GetScalar(... "qualifiedClassName") and then IsQualifiedName() on the raw token, replace with:</text:p>
      <text:p text:style-name="Normal">csharp</text:p>
      <text:p text:style-name="Normal">var rawQClass = GetScalar(node, "qualifiedClassName");</text:p>
      <text:p text:style-name="Normal">string? baseQClass = null;</text:p>
      <text:p text:style-name="Normal">bool isArray = false, isContainerNullable = false, isElementNullable = false;</text:p>
      <text:p text:style-name="Normal"/>
      <text:soft-page-break/>
      <text:p text:style-name="Normal">if (!string.IsNullOrWhiteSpace(rawQClass))</text:p>
      <text:p text:style-name="Normal">{</text:p>
      <text:p text:style-name="Normal"><text:s text:c="4"/>var (baseName, parsedIsArray, parsedIsContainerNullable, parsedIsElementNullable) = rawQClass.ParseTypeToken();</text:p>
      <text:p text:style-name="Normal"><text:s text:c="4"/>baseQClass = string.IsNullOrWhiteSpace(baseName) ? null : baseName;</text:p>
      <text:p text:style-name="Normal"><text:s text:c="4"/>isArray = parsedIsArray;</text:p>
      <text:p text:style-name="Normal"><text:s text:c="4"/>isContainerNullable = parsedIsContainerNullable;</text:p>
      <text:p text:style-name="Normal"><text:s text:c="4"/>isElementNullable = parsedIsElementNullable;</text:p>
      <text:p text:style-name="Normal"/>
      <text:p text:style-name="Normal"><text:s text:c="4"/>if (string.IsNullOrWhiteSpace(baseQClass) || !baseQClass.IsQualifiedName())</text:p>
      <text:p text:style-name="Normal"><text:s text:c="4"/>{</text:p>
      <text:p text:style-name="Normal"><text:s text:c="8"/>AddDiagnostic(diagnostics, DiagnosticCodes.NamedInstanceMissingQualifiedClass, $"QualifiedClassName '{rawQClass}' is not a valid qualified name after stripping modifiers.", DiagnosticSeverity.Error, BuildLocation(sourcePath, $"{logicalPath}.qualifiedClassName"));</text:p>
      <text:p text:style-name="Normal"><text:s text:c="4"/>}</text:p>
      <text:p text:style-name="Normal">}</text:p>
      <text:p text:style-name="Normal"><text:span text:style-name="T89">Files to update</text:span></text:p>
      <text:list text:style-name="LFO17" text:continue-numbering="true">
        <text:list-item>
          <text:p text:style-name="P90">YamlRawModelLoader.Types.cs:</text:p>
          <text:list text:continue-numbering="true">
            <text:list-item>
              <text:p text:style-name="P91">ParseParametersRaw and ParseParameter (parameters)</text:p>
            </text:list-item>
            <text:list-item>
              <text:p text:style-name="P92">ParseNamedInstancesRaw (named instances) if you accept modifiers there</text:p>
            </text:list-item>
            <text:list-item>
              <text:p text:style-name="P93">ParseClassesRaw (class-level qualifiedClassName if present)</text:p>
            </text:list-item>
          </text:list>
        </text:list-item>
        <text:list-item>
          <text:p text:style-name="P94">YamlDtoLoader.Types.cs if you have a parallel loader there</text:p>
        </text:list-item>
      </text:list>
      <text:p text:style-name="Normal"><text:span text:style-name="T95">Behavioral choices</text:span></text:p>
      <text:list text:style-name="LFO18" text:continue-numbering="true">
        <text:list-item>
          <text:p text:style-name="P96">If a key is missing, you may still want to emit the same diagnostic as before (e.g., missing qualifiedClassName), but<text:s/><text:span text:style-name="T97">do not</text:span><text:s/>validate the raw token with IsQualifiedName() — validate the<text:s/><text:span text:style-name="T98">base</text:span><text:s/>name after stripping modifiers.</text:p>
        </text:list-item>
      </text:list>
      <text:p text:style-name="P99">5) Update transformer to consume parsed flags</text:p>
      <text:soft-page-break/>
      <text:p text:style-name="Normal">In RawToCanonicalTransformer.TransformParameter:</text:p>
      <text:list text:style-name="LFO19" text:continue-numbering="true">
        <text:list-item>
          <text:p text:style-name="P100">Use raw.QualifiedClassBaseName (or raw.QualifiedClassName.ExtractBaseQualifiedName() if you didn't change DTOs) as the canonical qualifiedClassName.</text:p>
        </text:list-item>
        <text:list-item>
          <text:p text:style-name="P101">Set ParameterDto.isArray = raw.QualifiedClassIsArray.</text:p>
        </text:list-item>
        <text:list-item>
          <text:p text:style-name="P102">Set ParameterDto.isNullable = raw.QualifiedClassIsContainerNullable (for non-array types this is the nullable flag; for arrays it indicates container nullability).</text:p>
        </text:list-item>
        <text:list-item>
          <text:p text:style-name="P103">Add ParameterDto.elementIsNullable = raw.QualifiedClassElementIsNullable (if you add that field to canonical DTOs).</text:p>
        </text:list-item>
      </text:list>
      <text:p text:style-name="Normal">Example snippet:</text:p>
      <text:p text:style-name="Normal">csharp</text:p>
      <text:p text:style-name="Normal">var (baseQualifiedClass, isArray, isContainerNullable, isElementNullable) =</text:p>
      <text:p text:style-name="Normal"><text:s text:c="4"/>(raw.QualifiedClassBaseName, raw.QualifiedClassIsArray, raw.QualifiedClassIsContainerNullable, raw.QualifiedClassElementIsNullable);</text:p>
      <text:p text:style-name="Normal"/>
      <text:p text:style-name="Normal">if (!string.IsNullOrWhiteSpace(baseQualifiedClass))</text:p>
      <text:p text:style-name="Normal">{</text:p>
      <text:p text:style-name="Normal"><text:s text:c="4"/>if (!baseQualifiedClass.IsQualifiedName())</text:p>
      <text:p text:style-name="Normal"><text:s text:c="8"/>local.Add(new Diagnostic(DiagnosticCodes.ParameterMissingQualifiedClass, $"QualifiedClassName '{raw.QualifiedClassName}' is not a valid qualified name after parsing.", DiagnosticSeverity.Error, location));</text:p>
      <text:p text:style-name="Normal">}</text:p>
      <text:p text:style-name="Normal"/>
      <text:p text:style-name="Normal">return new ParameterDto(</text:p>
      <text:p text:style-name="Normal"><text:s text:c="4"/>parameterName: raw.ParameterName ?? "&lt;missing&gt;",</text:p>
      <text:p text:style-name="Normal"><text:s text:c="4"/>qualifiedClassName: baseQualifiedClass,</text:p>
      <text:p text:style-name="Normal"><text:s text:c="4"/>qualifiedInterfaceName: baseQualifiedInterface,</text:p>
      <text:p text:style-name="Normal"><text:s text:c="4"/>isArray: isArray,</text:p>
      <text:soft-page-break/>
      <text:p text:style-name="Normal"><text:s text:c="4"/>isNullable: isContainerNullable,</text:p>
      <text:p text:style-name="Normal"><text:s text:c="4"/>elementIsNullable: isElementNullable,</text:p>
      <text:p text:style-name="Normal"><text:s text:c="4"/>isValid: !outDiagnostics.Any(d =&gt; d.Severity == DiagnosticSeverity.Error),</text:p>
      <text:p text:style-name="Normal"><text:s text:c="4"/>diagnostics: outDiagnostics,</text:p>
      <text:p text:style-name="Normal"><text:s text:c="4"/>provenanceStack: ProvenanceHelper.TransformProvenanceFromRaw(raw.ProvenanceStack)</text:p>
      <text:p text:style-name="Normal">);</text:p>
      <text:p text:style-name="Normal">Also update TransformClass if class-level tokens may include modifiers (e.g., return types or qualifiedInterfaceName).</text:p>
      <text:p text:style-name="P104">6) Validation rules to implement (summary)</text:p>
      <text:list text:style-name="LFO20" text:continue-numbering="true">
        <text:list-item>
          <text:p text:style-name="P105"><text:span text:style-name="T106">Base name validation</text:span>: validate BaseQualifiedName.IsQualifiedName() after parsing.</text:p>
        </text:list-item>
        <text:list-item>
          <text:p text:style-name="P107"><text:span text:style-name="T108">Literal acceptance</text:span>: allow value literals only when the element base type is primitive or System.String.</text:p>
        </text:list-item>
        <text:list-item>
          <text:p text:style-name="P109"><text:span text:style-name="T110">Non-primitive assignment</text:span>: require named instance assignment for non-primitive parameters.</text:p>
        </text:list-item>
        <text:list-item>
          <text:p text:style-name="P111"><text:span text:style-name="T112">Ambiguous token rejection</text:span>: emit a diagnostic for tokens with unsupported modifier interleavings.</text:p>
        </text:list-item>
        <text:list-item>
          <text:p text:style-name="P113"><text:span text:style-name="T114">Propagation</text:span>: ensure canonical DTOs and generator use isArray, isNullable, and elementIsNullable correctly.</text:p>
        </text:list-item>
      </text:list>
      <text:p text:style-name="P115">7) Tests to add</text:p>
      <text:p text:style-name="Normal">Add unit tests for:</text:p>
      <text:list text:style-name="LFO21" text:continue-numbering="true">
        <text:list-item>
          <text:p text:style-name="P116">ParseTypeToken with tokens: T, T?, T[], T[]?, T?[], T?[]? and malformed tokens.</text:p>
        </text:list-item>
        <text:list-item>
          <text:p text:style-name="P117">YAML parameter parsing for System.String[], System.Boolean?, MyNs.Type?[], etc.</text:p>
        </text:list-item>
        <text:list-item>
          <text:p text:style-name="P118">Transformer canonicalization: ParameterDto flags set correctly.</text:p>
        </text:list-item>
        <text:list-item>
          <text:p text:style-name="P119">Element literal acceptance/rejection for System.String[] vs Settings.SomeClass[].</text:p>
        </text:list-item>
        <text:list-item>
          <text:p text:style-name="P120">End-to-end YAML -&gt; Raw -&gt; Canonical diagnostics for invalid tokens.</text:p>
        </text:list-item>
      </text:list>
      <text:p text:style-name="P121">8) Backwards compatibility and incremental approach</text:p>
      <text:soft-page-break/>
      <text:p text:style-name="Normal">If you prefer a smaller, incremental change:</text:p>
      <text:list text:style-name="LFO22" text:continue-numbering="true">
        <text:list-item>
          <text:p text:style-name="P122"><text:span text:style-name="T123">First</text:span>: change ParseTypeToken to return the richer tuple.</text:p>
        </text:list-item>
        <text:list-item>
          <text:p text:style-name="P124"><text:span text:style-name="T125">Second</text:span>: update ParseParametersRaw / ParseParameter to use it and populate RawParameterDto with base name and flags.</text:p>
        </text:list-item>
        <text:list-item>
          <text:p text:style-name="P126"><text:span text:style-name="T127">Third</text:span>: update TransformParameter to use the flags.</text:p>
        </text:list-item>
        <text:list-item>
          <text:p text:style-name="P128"><text:span text:style-name="T129">Later</text:span>: extend the same pattern to named instances and classes if/when you decide to accept modifiers there.</text:p>
        </text:list-item>
      </text:list>
      <text:p text:style-name="Normal">This reduces the blast radius and lets you get parameter support working quickly.</text:p>
      <text:p text:style-name="P130">Want me to produce the code changes?</text:p>
      <text:p text:style-name="Normal">I can generate:</text:p>
      <text:list text:style-name="LFO23" text:continue-numbering="true">
        <text:list-item>
          <text:p text:style-name="P131">A ready-to-paste implementation of the new ParseTypeToken (complete method) — I already provided it above.</text:p>
        </text:list-item>
        <text:list-item>
          <text:p text:style-name="P132">The exact code snippets for ParseParameter / ParseParametersRaw and TransformParameter adapted to your current files (I can produce full method replacements).</text:p>
        </text:list-item>
        <text:list-item>
          <text:p text:style-name="P133">A unified diff patch for the DTO changes and loader/transformer edits.</text:p>
        </text:list-item>
      </text:list>
      <text:p text:style-name="Normal">Tell me which artifact you want (method replacements, DTO diffs, or full patch) and I’ll produce it nex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ck Metcalfe</meta:initial-creator>
    <dc:creator>Jack Metcalfe</dc:creator>
    <meta:creation-date>2025-12-07T15:50:00Z</meta:creation-date>
    <dc:date>2025-12-08T01:40:00Z</dc:date>
    <meta:template xlink:href="Normal.dotm" xlink:type="simple"/>
    <meta:editing-cycles>3</meta:editing-cycles>
    <meta:editing-duration>PT23280S</meta:editing-duration>
    <meta:document-statistic meta:page-count="19" meta:paragraph-count="48" meta:word-count="3623" meta:character-count="24228" meta:row-count="172" meta:non-whitespace-character-count="20653"/>
  </office:meta>
</office:document-meta>
</file>